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7a7b0" officeooo:paragraph-rsid="0007a7b0" style:font-size-asian="14pt" style:font-size-complex="16pt"/>
    </style:style>
    <style:style style:name="P2" style:family="paragraph" style:parent-style-name="Standard">
      <style:paragraph-properties fo:text-align="start" style:justify-single-word="false"/>
      <style:text-properties fo:font-size="16pt" officeooo:rsid="000916b1" officeooo:paragraph-rsid="000916b1" style:font-size-asian="14pt" style:font-size-complex="16pt"/>
    </style:style>
    <style:style style:name="P3" style:family="paragraph" style:parent-style-name="Standard">
      <style:paragraph-properties fo:text-align="start" style:justify-single-word="false"/>
      <style:text-properties fo:font-size="16pt" officeooo:rsid="000a38ee" officeooo:paragraph-rsid="000a38ee" style:font-size-asian="14pt" style:font-size-complex="16pt"/>
    </style:style>
    <style:style style:name="P4" style:family="paragraph" style:parent-style-name="Standard">
      <style:paragraph-properties fo:text-align="center" style:justify-single-word="false"/>
      <style:text-properties fo:font-size="16pt" officeooo:rsid="000a38ee" officeooo:paragraph-rsid="000a38ee" style:font-size-asian="14pt" style:font-size-complex="16pt"/>
    </style:style>
    <style:style style:name="T1" style:family="text">
      <style:text-properties fo:font-size="12pt" style:font-size-asian="10.5pt" style:font-size-complex="12pt"/>
    </style:style>
    <style:style style:name="T2" style:family="text">
      <style:text-properties officeooo:rsid="000af524"/>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7 Performance Evaluation</text:p>
      <text:p text:style-name="P1">Heath Gerrald</text:p>
      <text:p text:style-name="P1"/>
      <text:p text:style-name="P2"><text:tab/>Running the retrieve driver with random addresses, I tested all three increment types and measured the time to run the driver. My results are shown below, note that times are given in milliseconds. </text:p>
      <text:p text:style-name="P2"/>
      <text:p text:style-name="P2"/>
      <text:p text:style-name="P2"><draw:frame draw:style-name="fr1" draw:name="Object1" text:anchor-type="paragraph" svg:width="6.5965in" svg:height="1.5in" draw:z-index="0"><draw:object xlink:href="./Object 1" xlink:type="simple" xlink:show="embed" xlink:actuate="onLoad"/><draw:image xlink:href="./ObjectReplacements/Object 1" xlink:type="simple" xlink:show="embed" xlink:actuate="onLoad"/></draw:frame></text:p>
      <text:p text:style-name="P2">My data shows that the probing type makes little difference when using random addresses. Increasing the load factor increases run time since the table will be rehashed less often and searches will take longer.</text:p>
      <text:p text:style-name="P2"/>
      <text:p text:style-name="P3">I performed another test running the retrieve driver but this time changed the building schemes. I used a load factor of 0.85 and found the average probes required for both a successful and unsuccessful search for each decrement type. </text:p>
      <text:p text:style-name="P3"/>
      <text:p text:style-name="P3"/>
      <text:p text:style-name="P3"><draw:frame draw:style-name="fr1" draw:name="Object2" text:anchor-type="paragraph" svg:width="7.3256in" svg:height="0.8472in" draw:z-index="1"><draw:object xlink:href="./Object 2" xlink:type="simple" xlink:show="embed" xlink:actuate="onLoad"/><draw:image xlink:href="./ObjectReplacements/Object 2" xlink:type="simple" xlink:show="embed" xlink:actuate="onLoad"/></draw:frame></text:p>
      <text:p text:style-name="P4"><text:span text:style-name="T1">Average number of probes for successful searches</text:span></text:p>
      <text:p text:style-name="P4"><text:span text:style-name="T1"/></text:p>
      <text:p text:style-name="P4"><text:span text:style-name="T1"/></text:p>
      <text:p text:style-name="P4"><draw:frame draw:style-name="fr1" draw:name="Object3" text:anchor-type="paragraph" svg:width="7.4272in" svg:height="0.8583in" draw:z-index="2"><draw:object xlink:href="./Object 3" xlink:type="simple" xlink:show="embed" xlink:actuate="onLoad"/><draw:image xlink:href="./ObjectReplacements/Object 3" xlink:type="simple" xlink:show="embed" xlink:actuate="onLoad"/></draw:frame></text:p>
      <text:p text:style-name="P4"><text:span text:style-name="T1">Average number of probes for unsuccessful searches</text:span></text:p>
      <text:p text:style-name="P4"><text:span text:style-name="T1"/></text:p>
      <text:p text:style-name="P4"><text:span text:style-name="T1"/></text:p>
      <text:p text:style-name="P4"><text:span text:style-name="T1"/></text:p>
      <text:p text:style-name="P3"><text:soft-page-break/>My data supports the claim that this hash table is closer to O(1) complexity class as opposed to O(n) for every build case except worst with linear probing. Sequential builds are always O(1) for successful searches for each decrement type. </text:p>
      <text:p text:style-name="P3"/>
      <text:p text:style-name="P3">My last testing was to show that performance degrades when the table size is large and the number of trials is large. For example, with linear probing and a table size of 65537, I found that the percent of empty locations marked deleted with 50,000 trials was 88.187%. This number increased to 98.2094% when the number of trials increased to 100,000. Additionally, <text:span text:style-name="T2">the number of probes required for searches decreased drastically after rehash, showing that performance increases when there are less entries in the table.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5:11:55.497033646</meta:creation-date>
    <dc:date>2018-12-04T18:10:26.109561120</dc:date>
    <meta:editing-duration>PT2H15M59S</meta:editing-duration>
    <meta:editing-cycles>2</meta:editing-cycles>
    <meta:generator>LibreOffice/6.0.3.2$Linux_X86_64 LibreOffice_project/00m0$Build-2</meta:generator>
    <meta:document-statistic meta:table-count="0" meta:image-count="0" meta:object-count="3" meta:page-count="2" meta:paragraph-count="9" meta:word-count="250" meta:character-count="1541" meta:non-whitespace-character-count="12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19pt"/>
    </style:style>
    <style:style style:name="co3" style:family="table-column">
      <style:table-column-properties fo:break-before="auto" style:column-width="88.75pt"/>
    </style:style>
    <style:style style:name="co4" style:family="table-column">
      <style:table-column-properties fo:break-before="auto" style:column-width="97.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
          <table:table-cell table:number-columns-repeated="6"/>
        </table:table-row>
        <table:table-row table:style-name="ro1">
          <table:table-cell table:number-columns-repeated="2"/>
          <table:table-cell office:value-type="string" calcext:value-type="string">
            <text:p>Load Factor</text:p>
          </table:table-cell>
          <table:table-cell office:value-type="string" calcext:value-type="string">
            <text:p>Linear (M=65537)</text:p>
          </table:table-cell>
          <table:table-cell office:value-type="string" calcext:value-type="string">
            <text:p>Double (M=65537)</text:p>
          </table:table-cell>
          <table:table-cell office:value-type="string" calcext:value-type="string">
            <text:p>Quadratic (M=65536)</text:p>
          </table:table-cell>
        </table:table-row>
        <table:table-row table:style-name="ro1">
          <table:table-cell table:number-columns-repeated="2"/>
          <table:table-cell office:value-type="float" office:value="0.5" calcext:value-type="float">
            <text:p>0.5</text:p>
          </table:table-cell>
          <table:table-cell office:value-type="float" office:value="17658.234" calcext:value-type="float">
            <text:p>17658.234</text:p>
          </table:table-cell>
          <table:table-cell office:value-type="float" office:value="17152.036" calcext:value-type="float">
            <text:p>17152.036</text:p>
          </table:table-cell>
          <table:table-cell office:value-type="float" office:value="17577.154" calcext:value-type="float">
            <text:p>17577.154</text:p>
          </table:table-cell>
        </table:table-row>
        <table:table-row table:style-name="ro1">
          <table:table-cell table:number-columns-repeated="2"/>
          <table:table-cell office:value-type="float" office:value="0.75" calcext:value-type="float">
            <text:p>0.75</text:p>
          </table:table-cell>
          <table:table-cell office:value-type="float" office:value="22082.303" calcext:value-type="float">
            <text:p>22082.303</text:p>
          </table:table-cell>
          <table:table-cell office:value-type="float" office:value="22201.753" calcext:value-type="float">
            <text:p>22201.753</text:p>
          </table:table-cell>
          <table:table-cell office:value-type="float" office:value="22050.997" calcext:value-type="float">
            <text:p>22050.997</text:p>
          </table:table-cell>
        </table:table-row>
        <table:table-row table:style-name="ro1">
          <table:table-cell table:number-columns-repeated="2"/>
          <table:table-cell office:value-type="float" office:value="0.9" calcext:value-type="float">
            <text:p>0.9</text:p>
          </table:table-cell>
          <table:table-cell office:value-type="float" office:value="26099.678" calcext:value-type="float">
            <text:p>26099.678</text:p>
          </table:table-cell>
          <table:table-cell office:value-type="float" office:value="25770.972" calcext:value-type="float">
            <text:p>25770.972</text:p>
          </table:table-cell>
          <table:table-cell office:value-type="float" office:value="25534.695" calcext:value-type="float">
            <text:p>25534.695</text:p>
          </table:table-cell>
        </table:table-row>
        <table:table-row table:style-name="ro1">
          <table:table-cell table:number-columns-repeated="2"/>
          <table:table-cell office:value-type="float" office:value="0.95" calcext:value-type="float">
            <text:p>0.95</text:p>
          </table:table-cell>
          <table:table-cell office:value-type="float" office:value="26135.105" calcext:value-type="float">
            <text:p>26135.105</text:p>
          </table:table-cell>
          <table:table-cell office:value-type="float" office:value="25885.371" calcext:value-type="float">
            <text:p>25885.371</text:p>
          </table:table-cell>
          <table:table-cell office:value-type="float" office:value="25879.455" calcext:value-type="float">
            <text:p>25879.455</text:p>
          </table:table-cell>
        </table:table-row>
        <table:table-row table:style-name="ro1">
          <table:table-cell table:number-columns-repeated="2"/>
          <table:table-cell office:value-type="float" office:value="0.99" calcext:value-type="float">
            <text:p>0.99</text:p>
          </table:table-cell>
          <table:table-cell office:value-type="float" office:value="28019.861" calcext:value-type="float">
            <text:p>28019.861</text:p>
          </table:table-cell>
          <table:table-cell office:value-type="float" office:value="26685.14" calcext:value-type="float">
            <text:p>26685.14</text:p>
          </table:table-cell>
          <table:table-cell office:value-type="float" office:value="26698.286" calcext:value-type="float">
            <text:p>26698.28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17:35:28.8037343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4.94pt"/>
    </style:style>
    <style:style style:name="co3" style:family="table-column">
      <style:table-column-properties fo:break-before="auto" style:column-width="87.19pt"/>
    </style:style>
    <style:style style:name="co4" style:family="table-column">
      <style:table-column-properties fo:break-before="auto" style:column-width="88.75pt"/>
    </style:style>
    <style:style style:name="co5" style:family="table-column">
      <style:table-column-properties fo:break-before="auto" style:column-width="97.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14">
          <table:table-cell table:number-columns-repeated="7"/>
        </table:table-row>
        <table:table-row table:style-name="ro1">
          <table:table-cell table:number-columns-repeated="3"/>
          <table:table-cell office:value-type="string" calcext:value-type="string">
            <text:p>Random</text:p>
          </table:table-cell>
          <table:table-cell office:value-type="string" calcext:value-type="string">
            <text:p>Sequential</text:p>
          </table:table-cell>
          <table:table-cell office:value-type="string" calcext:value-type="string">
            <text:p>Folded</text:p>
          </table:table-cell>
          <table:table-cell office:value-type="string" calcext:value-type="string">
            <text:p>Worst</text:p>
          </table:table-cell>
        </table:table-row>
        <table:table-row table:style-name="ro1">
          <table:table-cell table:number-columns-repeated="2"/>
          <table:table-cell office:value-type="string" calcext:value-type="string">
            <text:p>Quadratic (M=65536)</text:p>
          </table:table-cell>
          <table:table-cell office:value-type="float" office:value="2.43416" calcext:value-type="float">
            <text:p>2.43416</text:p>
          </table:table-cell>
          <table:table-cell office:value-type="float" office:value="1" calcext:value-type="float">
            <text:p>1</text:p>
          </table:table-cell>
          <table:table-cell office:value-type="float" office:value="118.761" calcext:value-type="float">
            <text:p>118.761</text:p>
          </table:table-cell>
          <table:table-cell office:value-type="float" office:value="11651.8" calcext:value-type="float">
            <text:p>11651.8</text:p>
          </table:table-cell>
        </table:table-row>
        <table:table-row table:style-name="ro1">
          <table:table-cell table:number-columns-repeated="2"/>
          <table:table-cell office:value-type="string" calcext:value-type="string">
            <text:p>Double (M=65537)</text:p>
          </table:table-cell>
          <table:table-cell office:value-type="float" office:value="2.22411" calcext:value-type="float">
            <text:p>2.22411</text:p>
          </table:table-cell>
          <table:table-cell office:value-type="float" office:value="1" calcext:value-type="float">
            <text:p>1</text:p>
          </table:table-cell>
          <table:table-cell office:value-type="float" office:value="2.1809" calcext:value-type="float">
            <text:p>2.1809</text:p>
          </table:table-cell>
          <table:table-cell office:value-type="float" office:value="69.3333" calcext:value-type="float">
            <text:p>69.3333</text:p>
          </table:table-cell>
        </table:table-row>
        <table:table-row table:style-name="ro1">
          <table:table-cell table:number-columns-repeated="2"/>
          <table:table-cell office:value-type="string" calcext:value-type="string">
            <text:p>Linear (M=65537)</text:p>
          </table:table-cell>
          <table:table-cell office:value-type="float" office:value="3.84966" calcext:value-type="float">
            <text:p>3.84966</text:p>
          </table:table-cell>
          <table:table-cell office:value-type="float" office:value="1" calcext:value-type="float">
            <text:p>1</text:p>
          </table:table-cell>
          <table:table-cell office:value-type="float" office:value="13927.5" calcext:value-type="float">
            <text:p>13927.5</text:p>
          </table:table-cell>
          <table:table-cell office:value-type="float" office:value="28414.7" calcext:value-type="float">
            <text:p>28414.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17:57:55.161963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4.94pt"/>
    </style:style>
    <style:style style:name="co3" style:family="table-column">
      <style:table-column-properties fo:break-before="auto" style:column-width="87.19pt"/>
    </style:style>
    <style:style style:name="co4" style:family="table-column">
      <style:table-column-properties fo:break-before="auto" style:column-width="88.75pt"/>
    </style:style>
    <style:style style:name="co5" style:family="table-column">
      <style:table-column-properties fo:break-before="auto" style:column-width="97.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20">
          <table:table-cell table:number-columns-repeated="7"/>
        </table:table-row>
        <table:table-row table:style-name="ro1">
          <table:table-cell table:number-columns-repeated="3"/>
          <table:table-cell office:value-type="string" calcext:value-type="string">
            <text:p>Random</text:p>
          </table:table-cell>
          <table:table-cell office:value-type="string" calcext:value-type="string">
            <text:p>Sequential</text:p>
          </table:table-cell>
          <table:table-cell office:value-type="string" calcext:value-type="string">
            <text:p>Folded</text:p>
          </table:table-cell>
          <table:table-cell office:value-type="string" calcext:value-type="string">
            <text:p>Worst</text:p>
          </table:table-cell>
        </table:table-row>
        <table:table-row table:style-name="ro1">
          <table:table-cell table:number-columns-repeated="2"/>
          <table:table-cell office:value-type="string" calcext:value-type="string">
            <text:p>Quadratic (M=65536)</text:p>
          </table:table-cell>
          <table:table-cell office:value-type="float" office:value="7.88857" calcext:value-type="float">
            <text:p>7.88857</text:p>
          </table:table-cell>
          <table:table-cell office:value-type="float" office:value="190.368" calcext:value-type="float">
            <text:p>190.368</text:p>
          </table:table-cell>
          <table:table-cell office:value-type="float" office:value="190.268" calcext:value-type="float">
            <text:p>190.268</text:p>
          </table:table-cell>
          <table:table-cell office:value-type="float" office:value="7.80473" calcext:value-type="float">
            <text:p>7.80473</text:p>
          </table:table-cell>
        </table:table-row>
        <table:table-row table:style-name="ro1">
          <table:table-cell table:number-columns-repeated="2"/>
          <table:table-cell office:value-type="string" calcext:value-type="string">
            <text:p>Double (M=65537)</text:p>
          </table:table-cell>
          <table:table-cell office:value-type="float" office:value="6.67292" calcext:value-type="float">
            <text:p>6.67292</text:p>
          </table:table-cell>
          <table:table-cell office:value-type="float" office:value="17.5397" calcext:value-type="float">
            <text:p>17.5397</text:p>
          </table:table-cell>
          <table:table-cell office:value-type="float" office:value="17.0941" calcext:value-type="float">
            <text:p>17.0941</text:p>
          </table:table-cell>
          <table:table-cell office:value-type="float" office:value="11.6917" calcext:value-type="float">
            <text:p>11.6917</text:p>
          </table:table-cell>
        </table:table-row>
        <table:table-row table:style-name="ro1">
          <table:table-cell table:number-columns-repeated="2"/>
          <table:table-cell office:value-type="string" calcext:value-type="string">
            <text:p>Linear (M=65537)</text:p>
          </table:table-cell>
          <table:table-cell office:value-type="float" office:value="22.5881" calcext:value-type="float">
            <text:p>22.5881</text:p>
          </table:table-cell>
          <table:table-cell office:value-type="float" office:value="23669.2" calcext:value-type="float">
            <text:p>23669.2</text:p>
          </table:table-cell>
          <table:table-cell office:value-type="float" office:value="23727.7" calcext:value-type="float">
            <text:p>23727.7</text:p>
          </table:table-cell>
          <table:table-cell office:value-type="float" office:value="23723.7" calcext:value-type="float">
            <text:p>2372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17:58:30.3929190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